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3041EF9B374D85D0D0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0.321cm" svg:y="0.737cm" svg:width="8.269cm" svg:height="4.987cm" draw:z-index="0"><draw:image xlink:href="Pictures/1000000000000500000003041EF9B374D85D0D0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2T16:21:44.964000000</meta:creation-date>
    <dc:date>2021-01-12T16:22:13.163000000</dc:date>
    <meta:editing-duration>PT29S</meta:editing-duration>
    <meta:editing-cycles>1</meta:editing-cycles>
    <meta:generator>LibreOffice/5.3.6.1$Windows_x86 LibreOffice_project/686f202eff87ef707079aeb7f485847613344eb7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